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d7c4"/>
    </style:style>
    <style:style style:name="P2" style:family="paragraph" style:parent-style-name="Standard">
      <style:text-properties officeooo:paragraph-rsid="00135796"/>
    </style:style>
    <style:style style:name="P3" style:family="paragraph" style:parent-style-name="Standard">
      <style:text-properties fo:font-style="italic" fo:font-weight="normal" officeooo:paragraph-rsid="001c311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paragraph-rsid="00268f6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paragraph-rsid="0028fc9e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28fc9e" officeooo:paragraph-rsid="002a2d2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8fc9e" officeooo:paragraph-rsid="0028fc9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7739a" officeooo:paragraph-rsid="0043441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7739a" officeooo:paragraph-rsid="0044fd3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7739a" officeooo:paragraph-rsid="0045d1e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7739a" officeooo:paragraph-rsid="0048d57e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7739a" officeooo:paragraph-rsid="004c7f50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7739a" officeooo:paragraph-rsid="004ecbc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2a2d25" officeooo:paragraph-rsid="002a2d25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45d1eb" officeooo:paragraph-rsid="0045d1eb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tyle="italic" officeooo:paragraph-rsid="000a2a48" style:font-style-asian="italic" style:font-style-complex="italic"/>
    </style:style>
    <style:style style:name="P17" style:family="paragraph" style:parent-style-name="Standard">
      <style:text-properties officeooo:rsid="000a2a48" officeooo:paragraph-rsid="000a2a48"/>
    </style:style>
    <style:style style:name="P18" style:family="paragraph" style:parent-style-name="Standard">
      <style:text-properties fo:font-weight="bold" officeooo:rsid="0015c902" officeooo:paragraph-rsid="0015c902" style:font-weight-asian="bold" style:font-weight-complex="bold"/>
    </style:style>
    <style:style style:name="P19" style:family="paragraph" style:parent-style-name="Standard">
      <style:text-properties fo:font-weight="bold" officeooo:rsid="0019bc9c" officeooo:paragraph-rsid="0019bc9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a2a48" officeooo:paragraph-rsid="000a2a48" style:font-weight-asian="bold" style:font-weight-complex="bold"/>
    </style:style>
    <style:style style:name="P21" style:family="paragraph" style:parent-style-name="Standard">
      <style:text-properties officeooo:rsid="0011d073" officeooo:paragraph-rsid="0011d073"/>
    </style:style>
    <style:style style:name="P22" style:family="paragraph" style:parent-style-name="Standard">
      <style:text-properties officeooo:rsid="00110a1e" officeooo:paragraph-rsid="00110a1e"/>
    </style:style>
    <style:style style:name="P23" style:family="paragraph" style:parent-style-name="Standard">
      <style:text-properties officeooo:rsid="000cd7c4" officeooo:paragraph-rsid="000cd7c4"/>
    </style:style>
    <style:style style:name="P24" style:family="paragraph" style:parent-style-name="Standard">
      <style:text-properties officeooo:rsid="0011dd3d" officeooo:paragraph-rsid="0011dd3d"/>
    </style:style>
    <style:style style:name="P25" style:family="paragraph" style:parent-style-name="Standard">
      <style:text-properties officeooo:rsid="00135796" officeooo:paragraph-rsid="00135796"/>
    </style:style>
    <style:style style:name="P26" style:family="paragraph" style:parent-style-name="Standard">
      <style:text-properties fo:font-style="normal" fo:font-weight="normal" officeooo:rsid="001e012c" officeooo:paragraph-rsid="001c311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250cb" officeooo:paragraph-rsid="001c3112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c617e" officeooo:paragraph-rsid="001c311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569e6" officeooo:paragraph-rsid="00268f6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71f92" officeooo:paragraph-rsid="00268f61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8fc9e" officeooo:paragraph-rsid="0028fc9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8fc9e" officeooo:paragraph-rsid="002d238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8fc9e" officeooo:paragraph-rsid="002f1b58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8fc9e" officeooo:paragraph-rsid="00306ca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7739a" officeooo:paragraph-rsid="0031b22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7739a" officeooo:paragraph-rsid="003b874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7739a" officeooo:paragraph-rsid="003efe2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27739a" officeooo:paragraph-rsid="0048d57e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a006c" officeooo:paragraph-rsid="002a006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a2d25" officeooo:paragraph-rsid="002a2d2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2d238f" officeooo:paragraph-rsid="002d238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f1b58" officeooo:paragraph-rsid="002f1b5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1b227" officeooo:paragraph-rsid="0031b22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b8743" officeooo:paragraph-rsid="003b8743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efe28" officeooo:paragraph-rsid="003efe28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f8d99" officeooo:paragraph-rsid="003efe2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3f8d99" officeooo:paragraph-rsid="003f8d9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26eb3" officeooo:paragraph-rsid="00426eb3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5d1eb" officeooo:paragraph-rsid="0045d1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48d3c9" officeooo:paragraph-rsid="0045d1e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3443b5" officeooo:paragraph-rsid="0031b22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bold" officeooo:rsid="0027739a" officeooo:paragraph-rsid="0027739a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383210" officeooo:paragraph-rsid="00383210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43441f" officeooo:paragraph-rsid="0043441f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normal" officeooo:rsid="0048d57e" officeooo:paragraph-rsid="0048d57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4f1498" officeooo:paragraph-rsid="004ecbc0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4ecbc0" officeooo:paragraph-rsid="004ecbc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bold" officeooo:rsid="004c7f50" officeooo:paragraph-rsid="004c7f50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4ecbc0" officeooo:paragraph-rsid="00500850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italic" fo:font-weight="normal" officeooo:rsid="004ecbc0" officeooo:paragraph-rsid="00500850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4ecbc0" officeooo:paragraph-rsid="0051887c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4ecbc0" officeooo:paragraph-rsid="0051c569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4ecbc0" officeooo:paragraph-rsid="00536ad2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4ecbc0" officeooo:paragraph-rsid="00587cef" style:font-style-asian="italic" style:font-weight-asian="normal" style:font-style-complex="italic" style:font-weight-complex="normal"/>
    </style:style>
    <style:style style:name="T1" style:family="text">
      <style:text-properties officeooo:rsid="000a2a48"/>
    </style:style>
    <style:style style:name="T2" style:family="text">
      <style:text-properties officeooo:rsid="000ba433"/>
    </style:style>
    <style:style style:name="T3" style:family="text">
      <style:text-properties officeooo:rsid="000cd7c4"/>
    </style:style>
    <style:style style:name="T4" style:family="text">
      <style:text-properties officeooo:rsid="00100219"/>
    </style:style>
    <style:style style:name="T5" style:family="text">
      <style:text-properties officeooo:rsid="00135796"/>
    </style:style>
    <style:style style:name="T6" style:family="text">
      <style:text-properties officeooo:rsid="00148e51"/>
    </style:style>
    <style:style style:name="T7" style:family="text">
      <style:text-properties officeooo:rsid="001872f9"/>
    </style:style>
    <style:style style:name="T8" style:family="text">
      <style:text-properties fo:font-style="italic" officeooo:rsid="001872f9" style:font-style-asian="italic" style:font-style-complex="italic"/>
    </style:style>
    <style:style style:name="T9" style:family="text">
      <style:text-properties fo:font-style="italic" officeooo:rsid="00135796" style:font-style-asian="italic" style:font-style-complex="italic"/>
    </style:style>
    <style:style style:name="T10" style:family="text">
      <style:text-properties fo:font-style="italic" officeooo:rsid="002d238f" style:font-style-asian="italic" style:font-style-complex="italic"/>
    </style:style>
    <style:style style:name="T11" style:family="text">
      <style:text-properties fo:font-style="italic" officeooo:rsid="002f1b58" style:font-style-asian="italic" style:font-style-complex="italic"/>
    </style:style>
    <style:style style:name="T12" style:family="text">
      <style:text-properties fo:font-style="italic" officeooo:rsid="00306ca5" style:font-style-asian="italic" style:font-style-complex="italic"/>
    </style:style>
    <style:style style:name="T13" style:family="text">
      <style:text-properties fo:font-style="italic" officeooo:rsid="00317405" style:font-style-asian="italic" style:font-style-complex="italic"/>
    </style:style>
    <style:style style:name="T14" style:family="text">
      <style:text-properties fo:font-style="italic" officeooo:rsid="0033143a" style:font-style-asian="italic" style:font-style-complex="italic"/>
    </style:style>
    <style:style style:name="T15" style:family="text">
      <style:text-properties fo:font-style="italic" officeooo:rsid="0048d57e" style:font-style-asian="italic" style:font-style-complex="italic"/>
    </style:style>
    <style:style style:name="T16" style:family="text">
      <style:text-properties officeooo:rsid="001c3112"/>
    </style:style>
    <style:style style:name="T17" style:family="text">
      <style:text-properties fo:font-style="normal" officeooo:rsid="001c3112" style:font-style-asian="normal" style:font-style-complex="normal"/>
    </style:style>
    <style:style style:name="T18" style:family="text">
      <style:text-properties fo:font-style="normal" officeooo:rsid="001c617e" style:font-style-asian="normal" style:font-style-complex="normal"/>
    </style:style>
    <style:style style:name="T19" style:family="text">
      <style:text-properties fo:font-style="normal" officeooo:rsid="001e012c" style:font-style-asian="normal" style:font-style-complex="normal"/>
    </style:style>
    <style:style style:name="T20" style:family="text">
      <style:text-properties fo:font-style="normal" officeooo:rsid="002000bf" style:font-style-asian="normal" style:font-style-complex="normal"/>
    </style:style>
    <style:style style:name="T21" style:family="text">
      <style:text-properties fo:font-style="normal" officeooo:rsid="0020e77f" style:font-style-asian="normal" style:font-style-complex="normal"/>
    </style:style>
    <style:style style:name="T22" style:family="text">
      <style:text-properties fo:font-style="normal" officeooo:rsid="00215d6e" style:font-style-asian="normal" style:font-style-complex="normal"/>
    </style:style>
    <style:style style:name="T23" style:family="text">
      <style:text-properties fo:font-style="normal" officeooo:rsid="002250cb" style:font-style-asian="normal" style:font-style-complex="normal"/>
    </style:style>
    <style:style style:name="T24" style:family="text">
      <style:text-properties fo:font-style="normal" officeooo:rsid="00242f33" style:font-style-asian="normal" style:font-style-complex="normal"/>
    </style:style>
    <style:style style:name="T25" style:family="text">
      <style:text-properties fo:font-style="normal" officeooo:rsid="002569e6" style:font-style-asian="normal" style:font-style-complex="normal"/>
    </style:style>
    <style:style style:name="T26" style:family="text">
      <style:text-properties fo:font-style="normal" officeooo:rsid="00268f61" style:font-style-asian="normal" style:font-style-complex="normal"/>
    </style:style>
    <style:style style:name="T27" style:family="text">
      <style:text-properties fo:font-style="normal" officeooo:rsid="00271f92" style:font-style-asian="normal" style:font-style-complex="normal"/>
    </style:style>
    <style:style style:name="T28" style:family="text">
      <style:text-properties fo:font-style="normal" officeooo:rsid="0028fc9e" style:font-style-asian="normal" style:font-style-complex="normal"/>
    </style:style>
    <style:style style:name="T29" style:family="text">
      <style:text-properties fo:font-style="normal" officeooo:rsid="0043441f" style:font-style-asian="normal" style:font-style-complex="normal"/>
    </style:style>
    <style:style style:name="T30" style:family="text">
      <style:text-properties fo:font-style="normal" officeooo:rsid="0044fd36" style:font-style-asian="normal" style:font-style-complex="normal"/>
    </style:style>
    <style:style style:name="T31" style:family="text">
      <style:text-properties fo:font-style="normal" officeooo:rsid="0045d1eb" style:font-style-asian="normal" style:font-style-complex="normal"/>
    </style:style>
    <style:style style:name="T32" style:family="text">
      <style:text-properties fo:font-style="normal" officeooo:rsid="0046f29d" style:font-style-asian="normal" style:font-style-complex="normal"/>
    </style:style>
    <style:style style:name="T33" style:family="text">
      <style:text-properties fo:font-style="normal" officeooo:rsid="0048d3c9" style:font-style-asian="normal" style:font-style-complex="normal"/>
    </style:style>
    <style:style style:name="T34" style:family="text">
      <style:text-properties fo:font-style="normal" officeooo:rsid="0048d57e" style:font-style-asian="normal" style:font-style-complex="normal"/>
    </style:style>
    <style:style style:name="T35" style:family="text">
      <style:text-properties fo:font-style="normal" officeooo:rsid="004c7f50" style:font-style-asian="normal" style:font-style-complex="normal"/>
    </style:style>
    <style:style style:name="T36" style:family="text">
      <style:text-properties fo:font-style="normal" officeooo:rsid="004ca7a4" style:font-style-asian="normal" style:font-style-complex="normal"/>
    </style:style>
    <style:style style:name="T37" style:family="text">
      <style:text-properties fo:font-style="normal" officeooo:rsid="004cdc97" style:font-style-asian="normal" style:font-style-complex="normal"/>
    </style:style>
    <style:style style:name="T38" style:family="text">
      <style:text-properties fo:font-style="normal" officeooo:rsid="004d113f" style:font-style-asian="normal" style:font-style-complex="normal"/>
    </style:style>
    <style:style style:name="T39" style:family="text">
      <style:text-properties fo:font-style="normal" officeooo:rsid="004ecbc0" style:font-style-asian="normal" style:font-style-complex="normal"/>
    </style:style>
    <style:style style:name="T40" style:family="text">
      <style:text-properties fo:font-style="normal" officeooo:rsid="004f1498" style:font-style-asian="normal" style:font-style-complex="normal"/>
    </style:style>
    <style:style style:name="T41" style:family="text">
      <style:text-properties fo:font-style="normal" officeooo:rsid="004f4d10" style:font-style-asian="normal" style:font-style-complex="normal"/>
    </style:style>
    <style:style style:name="T42" style:family="text">
      <style:text-properties fo:font-style="normal" officeooo:rsid="00501022" style:font-style-asian="normal" style:font-style-complex="normal"/>
    </style:style>
    <style:style style:name="T43" style:family="text">
      <style:text-properties fo:font-style="normal" officeooo:rsid="0051887c" style:font-style-asian="normal" style:font-style-complex="normal"/>
    </style:style>
    <style:style style:name="T44" style:family="text">
      <style:text-properties fo:font-style="normal" officeooo:rsid="0051a6e1" style:font-style-asian="normal" style:font-style-complex="normal"/>
    </style:style>
    <style:style style:name="T45" style:family="text">
      <style:text-properties fo:font-style="normal" officeooo:rsid="0051c569" style:font-style-asian="normal" style:font-style-complex="normal"/>
    </style:style>
    <style:style style:name="T46" style:family="text">
      <style:text-properties fo:font-style="normal" officeooo:rsid="00536ad2" style:font-style-asian="normal" style:font-style-complex="normal"/>
    </style:style>
    <style:style style:name="T47" style:family="text">
      <style:text-properties fo:font-style="normal" officeooo:rsid="0053a60e" style:font-style-asian="normal" style:font-style-complex="normal"/>
    </style:style>
    <style:style style:name="T48" style:family="text">
      <style:text-properties fo:font-style="normal" officeooo:rsid="005447ca" style:font-style-asian="normal" style:font-style-complex="normal"/>
    </style:style>
    <style:style style:name="T49" style:family="text">
      <style:text-properties fo:font-style="normal" officeooo:rsid="00561acc" style:font-style-asian="normal" style:font-style-complex="normal"/>
    </style:style>
    <style:style style:name="T50" style:family="text">
      <style:text-properties fo:font-style="normal" officeooo:rsid="0059766c" style:font-style-asian="normal" style:font-style-complex="normal"/>
    </style:style>
    <style:style style:name="T51" style:family="text">
      <style:text-properties officeooo:rsid="002569e6"/>
    </style:style>
    <style:style style:name="T52" style:family="text">
      <style:text-properties officeooo:rsid="0028fc9e"/>
    </style:style>
    <style:style style:name="T53" style:family="text">
      <style:text-properties officeooo:rsid="002a2d25"/>
    </style:style>
    <style:style style:name="T54" style:family="text">
      <style:text-properties officeooo:rsid="002bc3e5"/>
    </style:style>
    <style:style style:name="T55" style:family="text">
      <style:text-properties officeooo:rsid="002d238f"/>
    </style:style>
    <style:style style:name="T56" style:family="text">
      <style:text-properties officeooo:rsid="002f1b58"/>
    </style:style>
    <style:style style:name="T57" style:family="text">
      <style:text-properties officeooo:rsid="00306ca5"/>
    </style:style>
    <style:style style:name="T58" style:family="text">
      <style:text-properties officeooo:rsid="0031b227"/>
    </style:style>
    <style:style style:name="T59" style:family="text">
      <style:text-properties officeooo:rsid="003443b5"/>
    </style:style>
    <style:style style:name="T60" style:family="text">
      <style:text-properties officeooo:rsid="003b8743"/>
    </style:style>
    <style:style style:name="T61" style:family="text">
      <style:text-properties officeooo:rsid="003d2dae"/>
    </style:style>
    <style:style style:name="T62" style:family="text">
      <style:text-properties officeooo:rsid="003efe28"/>
    </style:style>
    <style:style style:name="T63" style:family="text">
      <style:text-properties officeooo:rsid="003f8d99"/>
    </style:style>
    <style:style style:name="T64" style:family="text">
      <style:text-properties officeooo:rsid="0043441f"/>
    </style:style>
    <style:style style:name="T65" style:family="text">
      <style:text-properties officeooo:rsid="0044fd36"/>
    </style:style>
    <style:style style:name="T66" style:family="text">
      <style:text-properties officeooo:rsid="0045d1eb"/>
    </style:style>
    <style:style style:name="T67" style:family="text">
      <style:text-properties officeooo:rsid="0046f29d"/>
    </style:style>
    <style:style style:name="T68" style:family="text">
      <style:text-properties officeooo:rsid="0048d57e"/>
    </style:style>
    <style:style style:name="T69" style:family="text">
      <style:text-properties officeooo:rsid="004c7f50"/>
    </style:style>
    <style:style style:name="T70" style:family="text">
      <style:text-properties officeooo:rsid="00500850"/>
    </style:style>
    <style:style style:name="T71" style:family="text">
      <style:text-properties officeooo:rsid="00501022"/>
    </style:style>
    <style:style style:name="T72" style:family="text">
      <style:text-properties officeooo:rsid="0051887c"/>
    </style:style>
    <style:style style:name="T73" style:family="text">
      <style:text-properties officeooo:rsid="0051c569"/>
    </style:style>
    <style:style style:name="T74" style:family="text">
      <style:text-properties officeooo:rsid="00536ad2"/>
    </style:style>
    <style:style style:name="T75" style:family="text">
      <style:text-properties officeooo:rsid="005447ca"/>
    </style:style>
    <style:style style:name="T76" style:family="text">
      <style:text-properties officeooo:rsid="00561acc"/>
    </style:style>
    <style:style style:name="T77" style:family="text">
      <style:text-properties officeooo:rsid="00587cef"/>
    </style:style>
    <style:style style:name="T78" style:family="text">
      <style:text-properties officeooo:rsid="00597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he Linux Programming Interface</text:p>
      <text:p text:style-name="P16"><text:span text:style-name="T1">Michael Kerris</text:span><text:span text:style-name="T2">k</text:span></text:p>
      <text:p text:style-name="P17"/>
      <text:p text:style-name="P18">1. Intro</text:p>
      <text:p text:style-name="P21">Unix = OS developed in 1969, first in assembly and then in C</text:p>
      <text:p text:style-name="P1"><text:span text:style-name="T3">Linux = Unix-like operating system </text:span><text:span text:style-name="T4">of which the Linux kernel forms a part</text:span></text:p>
      <text:p text:style-name="P22">Linux distro = GNU packages + Linux Kernel + non-GNU packages</text:p>
      <text:p text:style-name="P23"/>
      <text:p text:style-name="P18">2. Fundamental concepts</text:p>
      <text:p text:style-name="P24">shell = command interpreter = program which reads user's commands and executes them</text:p>
      <text:p text:style-name="P24"/>
      <text:p text:style-name="P2"><text:span text:style-name="T5">file descriptor = non-negative integer; </text:span><text:span text:style-name="T7">index on </text:span><text:span text:style-name="T8">file descriptor table</text:span></text:p>
      <text:p text:style-name="P2"><text:span text:style-name="T9">file descriptor table</text:span><text:span text:style-name="T5"> = </text:span><text:span text:style-name="T6">per-process table containing </text:span><text:span text:style-name="T5">pointers to all open I/O streams</text:span></text:p>
      <text:p text:style-name="P25"/>
      <text:p text:style-name="P19">3. System programming concepts</text:p>
      <text:p text:style-name="P19"/>
      <text:p text:style-name="P3"><text:span text:style-name="T16">system call </text:span><text:span text:style-name="T17"><text:s/>= </text:span><text:span text:style-name="T18">entry point into Kernel, allowing a process to request the kernel to perfom some action; <text:tab/><text:tab/><text:tab/></text:span><text:span text:style-name="T19">accessible via glibc wrappers</text:span></text:p>
      <text:p text:style-name="P26"/>
      <text:p text:style-name="P3"><text:span text:style-name="T19"><text:tab/></text:span><text:span text:style-name="T20">application calls wrapper</text:span></text:p>
      <text:p text:style-name="P3"><text:span text:style-name="T20"><text:tab/></text:span><text:span text:style-name="T23">wrapper:</text:span></text:p>
      <text:p text:style-name="P27"><text:tab/><text:tab/>copies sycall arguments to CPU registers</text:p>
      <text:p text:style-name="P27"><text:tab/><text:tab/>copies the syscall number into CPU register %eax</text:p>
      <text:p text:style-name="P3"><text:span text:style-name="T20"><text:tab/><text:tab/>executes a trap machine instruction (int 0x80) </text:span><text:span text:style-name="T21">→ CPU switches from user to Kernel <text:tab/><text:tab/><text:tab/><text:tab/><text:tab/><text:tab/><text:tab/><text:tab/><text:tab/><text:tab/><text:tab/>mode</text:span></text:p>
      <text:p text:style-name="P3"><text:span text:style-name="T21"><text:tab/></text:span><text:span text:style-name="T24">K</text:span><text:span text:style-name="T22">ernel invokes system_call routine</text:span></text:p>
      <text:p text:style-name="P28"/>
      <text:p text:style-name="P4"><text:span text:style-name="T51">syscall </text:span><text:span text:style-name="T25">has overhead because:</text:span></text:p>
      <text:p text:style-name="P29">* the system must switch to kernel mode</text:p>
      <text:p text:style-name="P4"><text:span text:style-name="T25">* </text:span><text:span text:style-name="T26">kernel must verify arguments</text:span></text:p>
      <text:p text:style-name="P4"><text:span text:style-name="T26">* kernel must transfer data between K</text:span><text:span text:style-name="T27">VA</text:span><text:span text:style-name="T26"> and</text:span><text:span text:style-name="T27"> VAS</text:span></text:p>
      <text:p text:style-name="P30"/>
      <text:p text:style-name="P52">4. File I/O</text:p>
      <text:p text:style-name="P5"><text:span text:style-name="T28">if </text:span><text:span text:style-name="T52">open()</text:span><text:span text:style-name="T28"> succeeds, it returns the smallest available file descriptor;</text:span></text:p>
      <text:p text:style-name="P31">to open a file using fd 0:</text:p>
      <text:p text:style-name="P7"><text:tab/>close(STDIN_FILENO)</text:p>
      <text:p text:style-name="P7"><text:tab/>open file</text:p>
      <text:p text:style-name="P34"><text:span text:style-name="T57">or use </text:span><text:span text:style-name="T12">dup2</text:span><text:span text:style-name="T13">()</text:span></text:p>
      <text:p text:style-name="P7"/>
      <text:p text:style-name="P39">opening a file with O_APPEND guarantees that write operation happen atomically</text:p>
      <text:p text:style-name="P39"/>
      <text:p text:style-name="P40">check flags on a file descriptor:</text:p>
      <text:p text:style-name="P14"><text:tab/>flags = fcntl(fd, F_GETFL)</text:p>
      <text:p text:style-name="P6"><text:span text:style-name="T54"><text:tab/>i</text:span><text:span text:style-name="T53">f (flags &amp; O_SYNC) ….</text:span></text:p>
      <text:p text:style-name="P41">set flag on a file descriptor:</text:p>
      <text:p text:style-name="P32"><text:span text:style-name="T55"><text:tab/></text:span><text:span text:style-name="T10">flags |= O_NONBLOCK</text:span></text:p>
      <text:p text:style-name="P42">remove flag on file descriptor:</text:p>
      <text:p text:style-name="P33"><text:span text:style-name="T56"><text:tab/></text:span><text:span text:style-name="T11">flags &amp;= ~O_NONBLOCK</text:span></text:p>
      <text:p text:style-name="P43"/>
      <text:p text:style-name="P35"><text:span text:style-name="T58">scatter/gather I/O: </text:span><text:span text:style-name="T14">readv(), writev()</text:span></text:p>
      <text:p text:style-name="P35"><text:span text:style-name="T14">* </text:span><text:span text:style-name="T59">could be useful for writing headers</text:span></text:p>
      <text:p text:style-name="P53"><text:soft-page-break/>6. Processes</text:p>
      <text:p text:style-name="P44">Text segment – executable code</text:p>
      <text:p text:style-name="P36"><text:span text:style-name="T60">Data segment </text:span><text:span text:style-name="T62">(bss)</text:span><text:span text:style-name="T60"> (initialized + uninitialized): </text:span><text:span text:style-name="T61">global vars</text:span></text:p>
      <text:p text:style-name="P45">Heap: dynamic memory</text:p>
      <text:p text:style-name="P45">Unused memory</text:p>
      <text:p text:style-name="P37"><text:span text:style-name="T62">Stack: </text:span><text:span text:style-name="T63">contains stack frames</text:span></text:p>
      <text:p text:style-name="P46"/>
      <text:p text:style-name="P47">Stack grows downward, heap upward</text:p>
      <text:p text:style-name="P47"/>
      <text:p text:style-name="P48">Stack frame:</text:p>
      <text:p text:style-name="P48">* function arguments and local variables</text:p>
      <text:p text:style-name="P48">* call linkage information</text:p>
      <text:p text:style-name="P48"/>
      <text:p text:style-name="P54">7. Memory allocation</text:p>
      <text:p text:style-name="P8"><text:span text:style-name="T64">program break = </text:span><text:span text:style-name="T29">current limit of heap; </text:span><text:span text:style-name="T32">can be detected via </text:span><text:span text:style-name="T67">sbrk(0)</text:span></text:p>
      <text:p text:style-name="P9"><text:span text:style-name="T65">brk(), sbrk() </text:span><text:span text:style-name="T30">= change the location of the program break</text:span></text:p>
      <text:p text:style-name="P49"/>
      <text:p text:style-name="P10"><text:span text:style-name="T31">in general, </text:span><text:span text:style-name="T66">free()</text:span><text:span text:style-name="T31"> doesn't lower the </text:span><text:span text:style-name="T66">program break; </text:span><text:span text:style-name="T33">instead, is placing blocks of memory onto the free list</text:span></text:p>
      <text:p text:style-name="P50"/>
      <text:p text:style-name="P38"><text:span text:style-name="T68">when </text:span><text:span text:style-name="T15">malloc() </text:span><text:span text:style-name="T68">allocates the block, it allocates an extra integer to hold the size of the block</text:span></text:p>
      <text:p text:style-name="P11"><text:span text:style-name="T68">free()</text:span><text:span text:style-name="T34"> reads this integer and knows which size the block is </text:span></text:p>
      <text:p text:style-name="P55"/>
      <text:p text:style-name="P58">9. Users</text:p>
      <text:p text:style-name="P58"/>
      <text:p text:style-name="P12"><text:span text:style-name="T69">effective uid </text:span><text:span text:style-name="T35">= </text:span><text:span text:style-name="T36">uid associated </text:span><text:span text:style-name="T37">to</text:span><text:span text:style-name="T36"> a process </text:span><text:span text:style-name="T38">and who determines the permissions of the process</text:span></text:p>
      <text:p text:style-name="P13"><text:span text:style-name="T41">- </text:span><text:span text:style-name="T39">if an executable file is owned by root and has set-user-ID bit enabled, the process will run </text:span><text:span text:style-name="T40">with</text:span><text:span text:style-name="T39"> root </text:span><text:span text:style-name="T40">privileges</text:span></text:p>
      <text:p text:style-name="P56"/>
      <text:p text:style-name="P56"/>
      <text:p text:style-name="P59"><text:span text:style-name="T70">10. Time</text:span></text:p>
      <text:p text:style-name="P60"><text:span text:style-name="T71">real time </text:span><text:span text:style-name="T42"><text:s/></text:span><text:span text:style-name="T75">(wall clock) </text:span><text:span text:style-name="T42">= </text:span><text:span text:style-name="T43">elapsed time </text:span><text:span text:style-name="T48">from start till end</text:span></text:p>
      <text:p text:style-name="P61"><text:span text:style-name="T72">process time </text:span><text:span text:style-name="T43">= </text:span><text:span text:style-name="T44">amount of CPU time used by a process</text:span></text:p>
      <text:p text:style-name="P61"><text:span text:style-name="T44"/></text:p>
      <text:p text:style-name="P64"><text:span text:style-name="T77">process time </text:span><text:span text:style-name="T50">is separated into </text:span><text:span text:style-name="T78">User </text:span><text:span text:style-name="T50">and </text:span><text:span text:style-name="T78">System time</text:span></text:p>
      <text:p text:style-name="P61"><text:span text:style-name="T44"/></text:p>
      <text:p text:style-name="P61"><text:span text:style-name="T44"/></text:p>
      <text:p text:style-name="P61"><text:span text:style-name="T44"/></text:p>
      <text:p text:style-name="P62"><text:span text:style-name="T45">specify a timezone when running a program: set </text:span><text:span text:style-name="T73">TZ </text:span><text:span text:style-name="T45">environment variable</text:span></text:p>
      <text:p text:style-name="P63"><text:span text:style-name="T46"/></text:p>
      <text:p text:style-name="P63"><text:span text:style-name="T74">localization </text:span><text:span text:style-name="T46">= program automatically does the right thing when performing I/O (language, date format etc.); </text:span><text:span text:style-name="T47">done via locale definitions (files in /usr/share/locale)</text:span></text:p>
      <text:p text:style-name="P57"/>
      <text:p text:style-name="P15"/>
      <text:p text:style-name="P49"/>
      <text:p text:style-name="P45"/>
      <text:p text:style-name="P45"/>
      <text:p text:style-name="P51"/>
      <text:p text:style-name="P28"/>
      <text:p text:style-name="P25"/>
      <text:p text:style-name="P25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10:53:45</meta:creation-date>
    <meta:generator>LibreOffice/4.0.2.2$Linux_X86_64 LibreOffice_project/400m0$Build-2</meta:generator>
    <dc:date>2013-06-04T14:11:41</dc:date>
    <meta:editing-duration>PT6H23M52S</meta:editing-duration>
    <meta:editing-cycles>86</meta:editing-cycles>
    <meta:document-statistic meta:table-count="0" meta:image-count="0" meta:object-count="0" meta:page-count="3" meta:paragraph-count="63" meta:word-count="469" meta:character-count="2864" meta:non-whitespace-character-count="2425"/>
  </office:meta>
</office:document-meta>
</file>